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8" table:default-cell-style-name="ce1"/>
        <table:table-column table:style-name="co2" table:number-columns-repeated="1636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n</text:p>
          </table:table-cell>
          <table:table-cell office:value-type="float" office:value="7" table:style-name="ce2">
            <text:p>7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vN</text:p>
          </table:table-cell>
          <table:table-cell table:style-name="ce3"/>
          <table:table-cell table:number-columns-repeated="5" table:style-name="ce4"/>
          <table:table-cell table:style-name="ce5"/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11" table:style-name="ce6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7">
            <text:p>10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11" table:style-name="ce6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10" table:style-name="ce6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7">
            <text:p>11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9" table:style-name="ce8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0" table:style-name="ce9">
            <text:p>10</text:p>
          </table:table-cell>
          <table:table-cell office:value-type="float" office:value="10" table:style-name="ce10">
            <text:p>10</text:p>
          </table:table-cell>
          <table:table-cell table:number-columns-repeated="16375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vS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5">
            <text:p>4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4" table:style-name="ce6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5" table:style-name="ce6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5" table:style-name="ce6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4" table:style-name="ce6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7">
            <text:p>5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6" table:style-name="ce6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table:style-name="ce8"/>
          <table:table-cell table:number-columns-repeated="5" table:style-name="ce9"/>
          <table:table-cell table:style-name="ce10"/>
          <table:table-cell table:number-columns-repeated="16375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vW</text:p>
          </table:table-cell>
          <table:table-cell table:style-name="ce3"/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table:style-name="ce6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table:style-name="ce6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table:style-name="ce6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table:style-name="ce6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table:style-name="ce6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table:style-name="ce8"/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10">
            <text:p>2</text:p>
          </table:table-cell>
          <table:table-cell table:number-columns-repeated="16375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vE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style-name="ce5"/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4" table:style-name="ce6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7"/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3" table:style-name="ce6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style-name="ce7"/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4" table:style-name="ce6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7"/>
          <table:table-cell table:number-columns-repeated="16375"/>
        </table:table-row>
        <table:table-row table:style-name="ro1">
          <table:table-cell/>
          <table:table-cell table:style-name="ce1"/>
          <table:table-cell office:value-type="float" office:value="4" table:style-name="ce6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style-name="ce7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6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style-name="ce7"/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8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16375"/>
        </table:table-row>
        <table:table-row table:number-rows-repeated="1048542" table:style-name="ro2">
          <table:table-cell table:number-columns-repeated="16384"/>
        </table:table-row>
      </table:table>
      <table:named-expressions>
        <table:named-range table:name="n" table:cell-range-address="Sheet1.$C$2" table:base-cell-address="Sheet1.$A$1"/>
        <table:named-range table:name="vE" table:cell-range-address="Sheet1.$C$28:Sheet1.$I$34" table:base-cell-address="Sheet1.$A$1"/>
        <table:named-range table:name="vN" table:cell-range-address="Sheet1.$C$4:Sheet1.$I$10" table:base-cell-address="Sheet1.$A$1"/>
        <table:named-range table:name="vS" table:cell-range-address="Sheet1.$C$12:Sheet1.$I$18" table:base-cell-address="Sheet1.$A$1"/>
        <table:named-range table:name="vW" table:cell-range-address="Sheet1.$C$20:Sheet1.$I$26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dc:creator>joaon</dc:creator>
    <meta:creation-date>2018-11-25T15:19:59Z</meta:creation-date>
    <dc:date>2018-12-06T15:48:41Z</dc:date>
    <meta:editing-cycles>3</meta:editing-cycles>
    <meta:editing-duration>PT1934S</meta:editing-duration>
  </office:meta>
</office:document-meta>
</file>